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UBUcuerpoTrabajo">
      <style:paragraph-properties fo:margin-left="0cm" fo:margin-right="0cm" fo:text-indent="0cm" style:auto-text-indent="false"/>
    </style:style>
    <style:style style:name="P4" style:family="paragraph" style:parent-style-name="UBUcuerpoTrabajo">
      <style:paragraph-properties loext:contextual-spacing="false" fo:margin-left="0.75cm" fo:margin-right="0cm" fo:margin-top="0.801cm" fo:margin-bottom="0.199cm" fo:text-indent="-0.25cm" style:auto-text-indent="false">
        <style:tab-stops/>
      </style:paragraph-properties>
    </style:style>
    <style:style style:name="P5" style:family="paragraph" style:parent-style-name="UBUcuerpoTrabajo">
      <style:paragraph-properties fo:text-align="justify" style:justify-single-word="false"/>
    </style:style>
    <style:style style:name="P6" style:family="paragraph" style:parent-style-name="Standard" style:list-style-name="L1">
      <style:text-properties style:text-underline-style="solid" style:text-underline-width="auto" style:text-underline-color="font-color"/>
    </style:style>
    <style:style style:name="P7" style:family="paragraph" style:parent-style-name="UBUcuerpoTrabajo" style:list-style-name="L1"/>
    <style:style style:name="P8" style:family="paragraph" style:parent-style-name="UBUcuerpoTrabajo" style:list-style-name="L1">
      <style:text-properties style:text-underline-style="solid" style:text-underline-width="auto" style:text-underline-color="font-color"/>
    </style:style>
    <style:style style:name="P9" style:family="paragraph" style:parent-style-name="UBUcuerpoTrabajo" style:list-style-name="L2"/>
    <style:style style:name="P10" style:family="paragraph" style:parent-style-name="UBUcuerpoTrabajo" style:list-style-name="L2">
      <style:text-properties style:text-underline-style="none"/>
    </style:style>
    <style:style style:name="P11" style:family="paragraph" style:parent-style-name="UBUcuerpoTrabajo" style:list-style-name="L3"/>
    <style:style style:name="P12" style:family="paragraph" style:parent-style-name="UBUcuerpoTrabajo" style:list-style-name="L4"/>
    <style:style style:name="P13" style:family="paragraph" style:parent-style-name="Heading_20_1">
      <style:paragraph-properties loext:contextual-spacing="false" fo:margin-left="0.75cm" fo:margin-right="0cm" fo:margin-top="0.801cm" fo:margin-bottom="0.199cm" fo:text-indent="-0.25cm" style:auto-text-indent="false">
        <style:tab-stops/>
      </style:paragraph-properties>
      <style:text-properties fo:font-variant="small-caps" style:font-name="Arial" fo:font-size="16pt" style:font-size-asian="16.1000003814697pt" style:font-size-complex="16.1000003814697pt"/>
    </style:style>
    <style:style style:name="P14" style:family="paragraph" style:parent-style-name="Text_20_body" style:list-style-name="L5">
      <style:paragraph-properties fo:text-align="justify" style:justify-single-word="false"/>
    </style:style>
    <style:style style:name="P15" style:family="paragraph" style:parent-style-name="Text_20_body" style:list-style-name="L6">
      <style:paragraph-properties fo:text-align="justify" style:justify-single-word="false"/>
    </style:style>
    <style:style style:name="T1" style:family="text">
      <style:text-properties style:font-name="Symbol"/>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Objetivos del proyecto </text:h>
      <text:p text:style-name="P5">Este apartado explica de forma precisa y concisa cuales son los objetivos que se persiguen con la realización del proyecto. Se puede distinguir entre los objetivos marcados por los requisitos del software a construir y los objetivos de carácter técnico que plantea a la hora de llevar a la práctica el proyecto.</text:p>
      <text:h text:style-name="Heading_20_2" text:outline-level="2">Objetivos funcionales</text:h>
      <text:p text:style-name="UBUcuerpoTrabajo">Los principales objetivos del trabajo de fin de grado son:</text:p>
      <text:list xml:id="list8032836990293184467" text:style-name="L1">
        <text:list-item>
          <text:p text:style-name="P7">Generar una aplicación web que permita:</text:p>
          <text:p text:style-name="P7"/>
          <text:p text:style-name="P6">Al super administrador:</text:p>
          <text:p text:style-name="P8"/>
        </text:list-item>
      </text:list>
      <text:list xml:id="list3389587911779095916" text:style-name="L2">
        <text:list-item>
          <text:p text:style-name="P10">Introducir, modificar y borrar datos (categorías, ámbitos geográficos y años) acerca de la coyuntura económica de Burgos, comparada con otros ámbitos geográficos (Castilla y León, España, Europa, etc.).</text:p>
        </text:list-item>
        <text:list-item>
          <text:p text:style-name="P9">Creación, modificación y <text:span text:style-name="T2">borrado</text:span> de tablas con los datos anteriores.</text:p>
        </text:list-item>
        <text:list-item>
          <text:p text:style-name="P9">Generación y filtrado de gráficos de barras, líneas y radar a partir de los datos de las tablas introducidas.</text:p>
        </text:list-item>
        <text:list-item>
          <text:p text:style-name="P9">Consultar estadísticas de varios años y hacer comparaciones entre ellas.</text:p>
        </text:list-item>
        <text:list-item>
          <text:p text:style-name="P9">Gestión de los administradores/editores, pudiendo modificar y borrar cuentas.</text:p>
        </text:list-item>
        <text:list-item>
          <text:p text:style-name="P9">Administración de solicitudes de registro a la aplicación.</text:p>
        </text:list-item>
      </text:list>
      <text:list xml:id="list38668912" text:continue-list="list8032836990293184467" text:style-name="L1">
        <text:list-header>
          <text:p text:style-name="P7"/>
          <text:p text:style-name="P8">A todos los administradores/editores:</text:p>
          <text:p text:style-name="P7"/>
        </text:list-header>
      </text:list>
      <text:list xml:id="list498720587004600297" text:style-name="L3">
        <text:list-item>
          <text:p text:style-name="P11">Actualizar la información que hay en la aplicación para poder agregar nuevos datos que se vayan obteniendo de la coyuntura económica.</text:p>
        </text:list-item>
        <text:list-item>
          <text:p text:style-name="P11"><text:span text:style-name="T1">B</text:span>orrar toda la información que haya quedado obsoleta o esté equivocada.</text:p>
        </text:list-item>
        <text:list-item>
          <text:p text:style-name="P11">Generación y filtrado de gráficos de barras, líneas y radar a partir de los datos de las tablas introducidas.</text:p>
        </text:list-item>
        <text:list-item>
          <text:p text:style-name="P11">Consultar estadísticas de varios años y hacer comparaciones entre ellas.</text:p>
        </text:list-item>
      </text:list>
      <text:list xml:id="list38673073" text:continue-list="list38668912" text:style-name="L1">
        <text:list-header>
          <text:p text:style-name="P7"/>
          <text:p text:style-name="P8">A todos los usuarios:</text:p>
          <text:p text:style-name="P7"/>
        </text:list-header>
      </text:list>
      <text:list xml:id="list7318147869783385315" text:style-name="L4">
        <text:list-item>
          <text:p text:style-name="P12">Consultar los tablas y gráficos para poder medir la evolución de la economía local, por lo que se busca poner cifras y acotar las aportaciones de cada sector a la coyuntura burgalesa.</text:p>
        </text:list-item>
        <text:list-item>
          <text:p text:style-name="P12">Crear tablas a partir de categorías de cualquier variable que esté almacenada en la base de datos de la aplicación </text:p>
        </text:list-item>
        <text:list-item>
          <text:p text:style-name="P12">Exportar las tablas obtenidas a forma</text:p>
        </text:list-item>
      </text:list>
      <text:list xml:id="list38686407" text:continue-list="list38673073" text:style-name="L1">
        <text:list-header>
          <text:p text:style-name="P7"/>
        </text:list-header>
        <text:list-item>
          <text:p text:style-name="P7">Crear una base de datos que contenga toda la información necesaria para hacer funcionar la aplicación web</text:p>
          <text:p text:style-name="P7"/>
        </text:list-item>
      </text:list>
      <text:p text:style-name="UBUcuerpoTrabajo"/>
      <text:p text:style-name="UBUcuerpoTrabajo">El diseño de la aplicación ha sido uno de los objetivos más importantes a tener en cuenta, por lo que se ha realizado un diseño dinámico y genérico con el que se van a poder aumentar las funcionalidades de la aplicación en un futuro.  La aplicación contará con un diseño responsivo el cual se adapta al dispositivo desde el cual se esté visualizando.</text:p>
      <text:p text:style-name="UBUcuerpoTrabajo"/>
      <text:p text:style-name="UBUcuerpoTrabajo"><text:soft-page-break/></text:p>
      <text:p text:style-name="UBUcuerpoTrabajo">Se busca obtener conocimientos tanto de programación web en los distintos lenguajes de programación utilizados, como de las herramientas que se han utilizado en la realización del proyecto.</text:p>
      <text:p text:style-name="P3"/>
      <text:p text:style-name="UBUcuerpoTrabajo">Es importante hacer hincapié en el proceso de formación que se ha llevado a cabo en las primeras fases del proyecto, en el cual se obtuvo el conocimiento suficiente para comenzar a desarrollas la aplicación.</text:p>
      <text:h text:style-name="Heading_20_2" text:outline-level="2">Objetivos de carácter técnico.</text:h>
      <text:p text:style-name="P2">En cuanto a los objetivos de carácter técnico se encuentran los siguientes:</text:p>
      <text:list xml:id="list8313588077734440054" text:style-name="L5">
        <text:list-item>
          <text:p text:style-name="P14">Conocer y ser capaz de desarrollar aplicaciones web con las tecnologías y lenguajes más utilizados en la actualidad (HTML5, JavaScript, PHP)</text:p>
        </text:list-item>
        <text:list-item>
          <text:p text:style-name="P14">Conocer y trabajar con los frameworks o nuevas tecnologías que nos facilitan el trabajo y aumentan la calidad del producto.</text:p>
        </text:list-item>
        <text:list-item>
          <text:p text:style-name="P14">Profundizar en la creación y el diseño de bases de datos con MySQL y PHPMyAdmin, los cuales proceden del sistema que gestiona la base de datos y el segundo maneja la administración de éste sistema.</text:p>
        </text:list-item>
        <text:list-item>
          <text:p text:style-name="P14">Trabajar con un marco de trabajo ágil, en mi caso con SCRUM.</text:p>
        </text:list-item>
      </text:list>
      <text:p text:style-name="P1">Debido a que no poseía muchos conocimientos en las tecnologías que se han utilizado en el desarrollo de la aplicación, se ha necesitado un proceso de aprendizaje de las herramientas, de el cual he obtenido muchos conocimientos para realizar el proyecto</text:p>
      <text:p text:style-name="P1">Otro punto importante es el <text:s/>uso de patrones de diseño para conseguir tener una organización adecuada para el proyecto.</text:p>
      <text:list xml:id="list8106305721464067756" text:style-name="L6">
        <text:list-header>
          <text:p text:style-name="P15"/>
        </text:list-header>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loext:contextual-spacing="false"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master-page-name="">
      <style:paragraph-properties loext:contextual-spacing="false" fo:margin-top="0.42cm" fo:margin-bottom="0.21cm" style:page-number="auto"/>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list-style-name="List_20_1" style:class="list">
      <style:paragraph-properties loext:contextual-spacing="false" fo:margin-top="0cm" fo:margin-bottom="0.212cm"/>
    </style:style>
    <style:style style:name="List_20_1_20_Cont." style:display-name="List 1 Cont." style:family="paragraph" style:parent-style-name="List" style:class="list">
      <style:paragraph-properties loext:contextual-spacing="false" fo:margin-left="0.635cm" fo:margin-right="0cm" fo:margin-top="0cm" fo:margin-bottom="0.212cm" fo:text-indent="0cm" style:auto-text-indent="false"/>
    </style:style>
    <style:style style:name="List_20_1_20_End" style:display-name="List 1 End" style:family="paragraph" style:parent-style-name="List" style:class="list">
      <style:paragraph-properties loext:contextual-spacing="false"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loext:contextual-spacing="false" fo:margin-left="0.635cm" fo:margin-right="0cm" fo:margin-top="0cm" fo:margin-bottom="0.423cm" fo:text-indent="-0.635cm" style:auto-text-indent="false"/>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List_20_5_20_Start" style:display-name="List 5 Start" style:family="paragraph" style:parent-style-name="List" style:class="list">
      <style:paragraph-properties loext:contextual-spacing="false" fo:margin-left="3.175cm" fo:margin-right="0cm" fo:margin-top="0.423cm" fo:margin-bottom="0.212cm" fo:text-indent="-0.635cm" style:auto-text-indent="false"/>
    </style:style>
    <style:style style:name="List_20_5" style:display-name="List 5" style:family="paragraph" style:parent-style-name="List" style:class="list">
      <style:paragraph-properties loext:contextual-spacing="false" fo:margin-left="3.175cm" fo:margin-right="0cm" fo:margin-top="0cm" fo:margin-bottom="0.212cm" fo:text-indent="-0.635cm" style:auto-text-indent="false"/>
    </style:style>
    <style:style style:name="Heading_20_2" style:display-name="Heading 2" style:family="paragraph" style:parent-style-name="Heading" style:next-style-name="Text_20_body" style:default-outline-level="2" style:class="text">
      <style:paragraph-properties loext:contextual-spacing="false"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3:01</meta:creation-date>
    <meta:generator>OpenOffice/4.1.3$Win32 OpenOffice.org_project/413m1$Build-9783</meta:generator>
    <dc:date>2017-06-22T18:48:39.80</dc:date>
    <meta:editing-duration>PT5H4M34S</meta:editing-duration>
    <meta:editing-cycles>24</meta:editing-cycles>
    <meta:document-statistic meta:table-count="0" meta:image-count="0" meta:object-count="0" meta:page-count="2" meta:paragraph-count="34" meta:word-count="614" meta:character-count="3712"/>
    <dc:creator>Nelson Páramo Valdivielso</dc:creator>
  </office:meta>
</office:document-meta>
</file>